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150%" fo:break-before="auto" fo:break-after="auto" style:writing-mode="lr-tb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Aluno</text:span><text:span text:style-name="T2">: &lt;Rúben Borges Ramos&gt;<text:tab/><text:tab/><text:tab/><text:tab/><text:tab/><text:tab/><text:tab/></text:span><text:span text:style-name="T3">Data:</text:span><text:span text:style-name="T2"> 01/09/2013</text:span></text:p>
      <text:p text:style-name="P6"><text:span text:style-name="T3">Fase/Iteração:</text:span><text:span text:style-name="T2"> &lt;Iteração 2&gt;<text:tab/><text:tab/><text:tab/><text:tab/><text:tab/><text:tab/></text:span><text:span text:style-name="T3">Esforço Total:</text:span><text:span text:style-name="T2"> &lt;46 horas&gt;</text:span></text:p>
      <text:p text:style-name="P7"/>
      <text:p text:style-name="P6"><text:span text:style-name="T3">Atividade: &lt;Criação do Plano de Medição&gt;</text:span><text:span text:style-name="T2"><text:tab/><text:tab/><text:tab/></text:span><text:span text:style-name="T3">Esforço: &lt;20 horas&gt;</text:span></text:p>
      <text:p text:style-name="P6"><text:span text:style-name="T2">Descrição: &lt;Criação do Plano Inicial de Medição&gt;<text:tab/><text:tab/></text:span></text:p>
      <text:p text:style-name="P6"><text:span text:style-name="T2">Produtos: &lt;&gt;</text:span></text:p>
      <text:p text:style-name="P7">Equipe: &lt;&gt;</text:p>
      <text:p text:style-name="P8">Artefato: &lt;Plano de Medição.pdf&gt;</text:p>
      <text:p text:style-name="P4"/>
      <text:p text:style-name="P2"><text:tab/></text:p>
      <text:p text:style-name="P7"><text:s/><text:span text:style-name="T4">Atividade: &lt;Planilha de Medição&gt;</text:span><text:tab/><text:tab/><text:tab/> <text:s text:c="15"/><text:span text:style-name="T4">Esforço: &lt;16 horas&gt;</text:span></text:p>
      <text:p text:style-name="P6"><text:span text:style-name="T2">Descrição: &lt;Criação da Planilha de Medição&gt;<text:tab/><text:tab/></text:span></text:p>
      <text:p text:style-name="P6"><text:span text:style-name="T2">Produtos: &lt;&gt;</text:span></text:p>
      <text:p text:style-name="P7">Equipe: &lt;&gt;</text:p>
      <text:p text:style-name="P8">Artefato: &lt;Planilha de Medição.ods&gt;</text:p>
      <text:p text:style-name="P7"><text:s/></text:p>
      <text:p text:style-name="P8"><text:span text:style-name="T4"/></text:p>
      <text:p text:style-name="P8"><text:span text:style-name="T4">Atividade: &lt;Templates&gt;</text:span><text:tab/><text:tab/><text:tab/> <text:s text:c="28"/><text:span text:style-name="T4">Esforço: &lt;10 horas&gt;</text:span></text:p>
      <text:p text:style-name="P6"><text:span text:style-name="T2">Descrição: &lt;Criação dos Templates de Medição&gt;<text:tab/><text:tab/></text:span></text:p>
      <text:p text:style-name="P6"><text:span text:style-name="T2">Produtos: &lt;&gt;</text:span></text:p>
      <text:p text:style-name="P7">Equipe: &lt;&gt;</text:p>
      <text:p text:style-name="P8">Artefato: &lt;Planilha de Medição.od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ContPatri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4</meta:editing-cycles>
    <dc:date>2013-09-05T18:24:08.20</dc:date>
    <meta:editing-duration>PT7M39S</meta:editing-duration>
    <meta:document-statistic meta:table-count="0" meta:image-count="0" meta:object-count="0" meta:page-count="1" meta:paragraph-count="22" meta:word-count="92" meta:character-count="733" meta:non-whitespace-character-count="590"/>
  </office:meta>
</office:document-meta>
</file>